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11</text:p>
      <text:p text:style-name="Standard"/>
      <text:p text:style-name="Standard">Demandeur : LE GLANIC Jean</text:p>
      <text:p text:style-name="Standard">Adresse : 32 RUE D' INKERMANN<text:line-break/>35000 RENNES</text:p>
      <text:p text:style-name="Standard">Cédant : LE MERRER Dominique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TREBRIVAN</text:p>
      <text:p text:style-name="Standard"/>
      <text:p text:style-name="Standard"/>
      <text:p text:style-name="Standard"/>
      <text:p text:style-name="P1">Dossier n° : C22250311</text:p>
      <text:p text:style-name="P1"/>
      <text:p text:style-name="P1">Demandeur : LE GLANIC Jean</text:p>
      <text:p text:style-name="P1">Adresse : 32 RUE D' INKERMANN<text:line-break/>35000 RENNES</text:p>
      <text:p text:style-name="P1">Cédant : LE MERRER Dominique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TREBRIVAN</text:p>
      <text:p text:style-name="P1"/>
      <text:p text:style-name="P1"/>
      <text:p text:style-name="P1">Parcelles : A125 - A122 - A119 - A137 - A128</text:p>
      <text:p text:style-name="P1">Superficie : 1,7171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